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4.01pt"/>
    </style:style>
    <style:style style:name="co9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2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Thorium-uranium cammi</text:p>
          </table:table-cell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  <table:table-cell/>
          <table:table-cell table:style-name="ce3" office:value-type="string" calcext:value-type="string">
            <text:p>If not noted units are default (length=c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6"/>
          <table:table-cell office:value-type="string" calcext:value-type="string">
            <text:p>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1.7" calcext:value-type="float">
            <text:p>71.7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ight (in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16" calcext:value-type="float">
            <text:p>16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ght (cm)</text:p>
          </table:table-cell>
          <table:table-cell table:formula="of:=2.54*[.I3]" office:value-type="float" office:value="162.56" calcext:value-type="float">
            <text:p>162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eter (in)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ameter (cm)</text:p>
          </table:table-cell>
          <table:table-cell table:formula="of:=2.54*[.I5]" office:value-type="float" office:value="139.7" calcext:value-type="float">
            <text:p>13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dus(cm)</text:p>
          </table:table-cell>
          <table:table-cell table:formula="of:=[.I6]/2" office:value-type="float" office:value="69.85" calcext:value-type="float">
            <text:p>6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17" calcext:value-type="float">
            <text:p>0.717</text:p>
          </table:table-cell>
          <table:table-cell table:formula="of:=[.C3]/100" office:value-type="float" office:value="0.7" calcext:value-type="float">
            <text:p>0.7</text:p>
          </table:table-cell>
          <table:table-cell table:formula="of:=[.D3]/100" office:value-type="float" office:value="0.668" calcext:value-type="float">
            <text:p>0.668</text:p>
          </table:table-cell>
          <table:table-cell table:formula="of:=[.E3]/100" office:value-type="float" office:value="0.65" calcext:value-type="float">
            <text:p>0.65</text:p>
          </table:table-cell>
          <table:table-cell table:formula="of:=[.F3]/100"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Small re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16" calcext:value-type="float">
            <text:p>0.16</text:p>
          </table:table-cell>
          <table:table-cell table:formula="of:=[.C4]/100" office:value-type="float" office:value="0.236" calcext:value-type="float">
            <text:p>0.236</text:p>
          </table:table-cell>
          <table:table-cell table:formula="of:=[.D4]/100" office:value-type="float" office:value="0.29" calcext:value-type="float">
            <text:p>0.29</text:p>
          </table:table-cell>
          <table:table-cell table:formula="of:=[.E4]/100" office:value-type="float" office:value="0.291" calcext:value-type="float">
            <text:p>0.291</text:p>
          </table:table-cell>
          <table:table-cell table:formula="of:=[.F4]/100" office:value-type="float" office:value="0.34" calcext:value-type="float">
            <text:p>0.34</text:p>
          </table:table-cell>
          <table:table-cell/>
          <table:table-cell office:value-type="string" calcext:value-type="string">
            <text:p>Graphite sqc diam (in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" calcext:value-type="float">
            <text:p>0</text:p>
          </table:table-cell>
          <table:table-cell table:formula="of:=[.C5]/100" office:value-type="float" office:value="0.05" calcext:value-type="float">
            <text:p>0.05</text:p>
          </table:table-cell>
          <table:table-cell table:formula="of:=[.D5]/100" office:value-type="float" office:value="0.04" calcext:value-type="float">
            <text:p>0.04</text:p>
          </table:table-cell>
          <table:table-cell table:formula="of:=[.E5]/100" office:value-type="float" office:value="0.05" calcext:value-type="float">
            <text:p>0.05</text:p>
          </table:table-cell>
          <table:table-cell table:formula="of:=[.F5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diam (cm)</text:p>
          </table:table-cell>
          <table:table-cell table:formula="of:=2.54*[.I10]" office:value-type="float" office:value="5.08" calcext:value-type="float">
            <text:p>5.08</text:p>
          </table:table-cell>
          <table:table-cell table:formula="of:=2.54*[.J10]" office:value-type="float" office:value="5.08" calcext:value-type="float">
            <text:p>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12" calcext:value-type="float">
            <text:p>0.12</text:p>
          </table:table-cell>
          <table:table-cell table:formula="of:=[.C6]/100" office:value-type="float" office:value="0.01" calcext:value-type="float">
            <text:p>0.01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 table:formula="of:=[.F6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radius (cm)</text:p>
          </table:table-cell>
          <table:table-cell table:formula="of:=[.I11]/2" office:value-type="float" office:value="2.54" calcext:value-type="float">
            <text:p>2.54</text:p>
          </table:table-cell>
          <table:table-cell table:formula="of:=[.J11]/2"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3" calcext:value-type="float">
            <text:p>0.003</text:p>
          </table:table-cell>
          <table:table-cell table:formula="of:=[.C7]/100" office:value-type="float" office:value="0.004" calcext:value-type="float">
            <text:p>0.004</text:p>
          </table:table-cell>
          <table:table-cell table:formula="of:=[.D7]/100" office:value-type="float" office:value="0.002" calcext:value-type="float">
            <text:p>0.002</text:p>
          </table:table-cell>
          <table:table-cell table:formula="of:=[.E7]/100" office:value-type="float" office:value="0.009" calcext:value-type="float">
            <text:p>0.009</text:p>
          </table:table-cell>
          <table:table-cell table:formula="of:=[.F7]/100" office:value-type="float" office:value="0" calcext:value-type="float">
            <text:p>0</text:p>
          </table:table-cell>
          <table:table-cell/>
          <table:table-cell office:value-type="string" calcext:value-type="string">
            <text:p>Fuel extra radius (cm)</text:p>
          </table:table-cell>
          <table:table-cell table:formula="of:=0.2*2.54" office:value-type="float" office:value="0.508" calcext:value-type="float">
            <text:p>0.508</text:p>
          </table:table-cell>
          <table:table-cell table:formula="of:=0.2*2.54" office:value-type="float" office:value="0.508" calcext:value-type="float">
            <text:p>0.508</text:p>
          </table:table-cell>
          <table:table-cell table:number-columns-repeated="2"/>
        </table:table-row>
        <table:table-row table:style-name="ro1">
          <table:table-cell/>
          <table:table-cell table:formula="of:=SUM([.B9:.B13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otal radius</text:p>
          </table:table-cell>
          <table:table-cell table:formula="of:=[.I12]+[.I13]" office:value-type="float" office:value="3.048" calcext:value-type="float">
            <text:p>3.048</text:p>
          </table:table-cell>
          <table:table-cell table:formula="of:=[.J12]+[.J13]" office:value-type="float" office:value="3.048" calcext:value-type="float">
            <text:p>3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Pitch</text:p>
          </table:table-cell>
          <table:table-cell table:formula="of:=2*[.I14]" office:value-type="float" office:value="6.096" calcext:value-type="float">
            <text:p>6.096</text:p>
          </table:table-cell>
          <table:table-cell table:formula="of:=2*[.J14]" office:value-type="float" office:value="6.096" calcext:value-type="float">
            <text:p>6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 (lb/ft3) at 1200 degF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# pins across</text:p>
          </table:table-cell>
          <table:table-cell table:formula="of:=[.I6]/[.I15]" office:value-type="float" office:value="22.9166666666667" calcext:value-type="float">
            <text:p>22.91666666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 (gm/cm3) at 1200 degF</text:p>
          </table:table-cell>
          <table:table-cell table:formula="of:=[.B16]*[.$I$25]*[.$I$26]" office:value-type="float" office:value="2.24257245576" calcext:value-type="float">
            <text:p>2.2425724558</text:p>
          </table:table-cell>
          <table:table-cell table:formula="of:=[.C16]*[.$I$25]*[.$I$26]" office:value-type="float" office:value="2.24257245576" calcext:value-type="float">
            <text:p>2.2425724558</text:p>
          </table:table-cell>
          <table:table-cell table:formula="of:=[.D16]*[.$I$25]*[.$I$26]" office:value-type="float" office:value="2.08238870892" calcext:value-type="float">
            <text:p>2.0823887089</text:p>
          </table:table-cell>
          <table:table-cell table:formula="of:=[.E16]*[.$I$25]*[.$I$26]" office:value-type="float" office:value="2.146462207656" calcext:value-type="float">
            <text:p>2.1464622077</text:p>
          </table:table-cell>
          <table:table-cell table:formula="of:=[.F16]*[.$I$25]*[.$I$26]" office:value-type="float" office:value="1.92220496208" calcext:value-type="float">
            <text:p>1.9222049621</text:p>
          </table:table-cell>
          <table:table-cell/>
          <table:table-cell office:value-type="string" calcext:value-type="string">
            <text:p>Serpent core sqc diam (cm)</text:p>
          </table:table-cell>
          <table:table-cell table:formula="of:=[.I15]*23" office:value-type="float" office:value="140.208" calcext:value-type="float">
            <text:p>140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cosity (lb/ft-hr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rpent core sqc radius</text:p>
          </table:table-cell>
          <table:table-cell table:formula="of:=[.I17]/2" office:value-type="float" office:value="70.104" calcext:value-type="float">
            <text:p>70.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Capacity (Btu/lb-degF)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Width, length (cm)</text:p>
          </table:table-cell>
          <table:table-cell/>
          <table:table-cell table:formula="of:=[.J16]*[.J15]" office:value-type="float" office:value="12.192" calcext:value-type="float">
            <text:p>12.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table:number-columns-repeated="2"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Height (cm)</text:p>
          </table:table-cell>
          <table:table-cell/>
          <table:table-cell table:formula="of:=1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4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Tot volume (cm^3)</text:p>
          </table:table-cell>
          <table:table-cell/>
          <table:table-cell table:formula="of:=[.J19]^2*[.J20]" office:value-type="float" office:value="1783.738368" calcext:value-type="float">
            <text:p>1783.7383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(W)</text:p>
          </table:table-cell>
          <table:table-cell/>
          <table:table-cell table:formula="of:=[.J21]*[.I54]" office:value-type="float" office:value="6999.092066304" calcext:value-type="float">
            <text:p>6999.09206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6"/>
          <table:table-cell office:value-type="string" calcext:value-type="string">
            <text:p>Power (MW)</text:p>
          </table:table-cell>
          <table:table-cell/>
          <table:table-cell table:formula="of:=[.J22]/10^6" office:value-type="float" office:value="0.006999092066304" calcext:value-type="float">
            <text:p>0.006999092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6"/>
          <table:table-cell office:value-type="string" calcext:value-type="string">
            <text:p>gm/lb</text:p>
          </table:table-cell>
          <table:table-cell office:value-type="float" office:value="453.592" calcext:value-type="float">
            <text:p>453.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</text:p>
          </table:table-cell>
          <table:table-cell table:formula="of:=0.99995*[.B9]*7" office:value-type="float" office:value="5.01874905" calcext:value-type="float">
            <text:p>5.01874905</text:p>
          </table:table-cell>
          <table:table-cell table:formula="of:=[.C9]*7" office:value-type="float" office:value="4.9" calcext:value-type="float">
            <text:p>4.9</text:p>
          </table:table-cell>
          <table:table-cell table:formula="of:=[.D9]*7" office:value-type="float" office:value="4.676" calcext:value-type="float">
            <text:p>4.676</text:p>
          </table:table-cell>
          <table:table-cell table:formula="of:=[.E9]*7" office:value-type="float" office:value="4.55" calcext:value-type="float">
            <text:p>4.55</text:p>
          </table:table-cell>
          <table:table-cell table:formula="of:=[.F9]*7" office:value-type="float" office:value="4.62" calcext:value-type="float">
            <text:p>4.62</text:p>
          </table:table-cell>
          <table:table-cell/>
          <table:table-cell office:value-type="string" calcext:value-type="string">
            <text:p>ft3/cm3</text:p>
          </table:table-cell>
          <table:table-cell table:style-name="ce5" office:value-type="float" office:value="0.0000353145" calcext:value-type="float">
            <text:p>3.5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6</text:p>
          </table:table-cell>
          <table:table-cell table:formula="of:=0.00005*6*[.B9]" office:value-type="float" office:value="0.0002151" calcext:value-type="float">
            <text:p>0.0002151</text:p>
          </table:table-cell>
          <table:table-cell table:formula="of:=0.00005*6*[.C9]" office:value-type="float" office:value="0.00021" calcext:value-type="float">
            <text:p>0.00021</text:p>
          </table:table-cell>
          <table:table-cell table:formula="of:=0.00005*6*[.D9]" office:value-type="float" office:value="0.0002004" calcext:value-type="float">
            <text:p>0.0002004</text:p>
          </table:table-cell>
          <table:table-cell table:formula="of:=0.00005*6*[.E9]" office:value-type="float" office:value="0.000195" calcext:value-type="float">
            <text:p>0.000195</text:p>
          </table:table-cell>
          <table:table-cell table:formula="of:=0.00005*6*[.F9]" office:value-type="float" office:value="0.000198" calcext:value-type="float">
            <text:p>0.000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623" calcext:value-type="float">
            <text:p>13.623</text:p>
          </table:table-cell>
          <table:table-cell table:formula="of:=[.C9]*19" office:value-type="float" office:value="13.3" calcext:value-type="float">
            <text:p>13.3</text:p>
          </table:table-cell>
          <table:table-cell table:formula="of:=[.D9]*19" office:value-type="float" office:value="12.692" calcext:value-type="float">
            <text:p>12.692</text:p>
          </table:table-cell>
          <table:table-cell table:formula="of:=[.E9]*19" office:value-type="float" office:value="12.35" calcext:value-type="float">
            <text:p>12.35</text:p>
          </table:table-cell>
          <table:table-cell table:formula="of:=[.F9]*19" office:value-type="float" office:value="12.54" calcext:value-type="float">
            <text:p>12.54</text:p>
          </table:table-cell>
          <table:table-cell/>
          <table:table-cell office:value-type="string" calcext:value-type="string">
            <text:p>Material &amp; Location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emp (K)</text:p>
          </table:table-cell>
          <table:table-cell office:value-type="string" calcext:value-type="string">
            <text:p>Temp (C)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1.44" calcext:value-type="float">
            <text:p>1.44</text:p>
          </table:table-cell>
          <table:table-cell table:formula="of:=[.C10]*9" office:value-type="float" office:value="2.124" calcext:value-type="float">
            <text:p>2.124</text:p>
          </table:table-cell>
          <table:table-cell table:formula="of:=[.D10]*9" office:value-type="float" office:value="2.61" calcext:value-type="float">
            <text:p>2.61</text:p>
          </table:table-cell>
          <table:table-cell table:formula="of:=[.E10]*9" office:value-type="float" office:value="2.619" calcext:value-type="float">
            <text:p>2.619</text:p>
          </table:table-cell>
          <table:table-cell table:formula="of:=[.F10]*9" office:value-type="float" office:value="3.06" calcext:value-type="float">
            <text:p>3.06</text:p>
          </table:table-cell>
          <table:table-cell/>
          <table:table-cell table:style-name="ce4" office:value-type="string" calcext:value-type="string">
            <text:p>Fuel salt reactor inlet/heatx outlet</text:p>
          </table:table-cell>
          <table:table-cell office:value-type="float" office:value="1175" calcext:value-type="float">
            <text:p>1175</text:p>
          </table:table-cell>
          <table:table-cell table:formula="of:=([.I29]-32)*5/9 + 273.15" office:value-type="float" office:value="908.15" calcext:value-type="float">
            <text:p>908.15</text:p>
          </table:table-cell>
          <table:table-cell table:formula="of:=[.J29]-273" office:value-type="float" office:value="635.15" calcext:value-type="float">
            <text:p>635.15</text:p>
          </table:table-cell>
          <table:table-cell/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6.08" calcext:value-type="float">
            <text:p>6.08</text:p>
          </table:table-cell>
          <table:table-cell table:formula="of:=[.C10]*2*19" office:value-type="float" office:value="8.968" calcext:value-type="float">
            <text:p>8.968</text:p>
          </table:table-cell>
          <table:table-cell table:formula="of:=[.D10]*2*19" office:value-type="float" office:value="11.02" calcext:value-type="float">
            <text:p>11.02</text:p>
          </table:table-cell>
          <table:table-cell table:formula="of:=[.E10]*2*19" office:value-type="float" office:value="11.058" calcext:value-type="float">
            <text:p>11.058</text:p>
          </table:table-cell>
          <table:table-cell table:formula="of:=[.F10]*2*19" office:value-type="float" office:value="12.92" calcext:value-type="float">
            <text:p>12.92</text:p>
          </table:table-cell>
          <table:table-cell/>
          <table:table-cell office:value-type="string" calcext:value-type="string">
            <text:p>Fuel sat reactor average outlet/heatx inlet</text:p>
          </table:table-cell>
          <table:table-cell office:value-type="float" office:value="1225" calcext:value-type="float">
            <text:p>1225</text:p>
          </table:table-cell>
          <table:table-cell table:formula="of:=([.I30]-32)*5/9 + 273.15" office:value-type="float" office:value="935.927777777778" calcext:value-type="float">
            <text:p>935.9277777778</text:p>
          </table:table-cell>
          <table:table-cell table:formula="of:=[.J30]-273" office:value-type="float" office:value="662.927777777778" calcext:value-type="float">
            <text:p>662.9277777778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0" calcext:value-type="float">
            <text:p>0</text:p>
          </table:table-cell>
          <table:table-cell table:formula="of:=[.C11]*91.224" office:value-type="float" office:value="4.5612" calcext:value-type="float">
            <text:p>4.5612</text:p>
          </table:table-cell>
          <table:table-cell table:formula="of:=[.D11]*91.224" office:value-type="float" office:value="3.64896" calcext:value-type="float">
            <text:p>3.64896</text:p>
          </table:table-cell>
          <table:table-cell table:formula="of:=[.E11]*91.224" office:value-type="float" office:value="4.5612" calcext:value-type="float">
            <text:p>4.5612</text:p>
          </table:table-cell>
          <table:table-cell table:formula="of:=[.F11]*91.224" office:value-type="float" office:value="0" calcext:value-type="float">
            <text:p>0</text:p>
          </table:table-cell>
          <table:table-cell/>
          <table:table-cell office:value-type="string" calcext:value-type="string">
            <text:p>Fuel salt reactor max outlet</text:p>
          </table:table-cell>
          <table:table-cell office:value-type="float" office:value="1260" calcext:value-type="float">
            <text:p>1260</text:p>
          </table:table-cell>
          <table:table-cell table:formula="of:=([.I31]-32)*5/9 + 273.15" office:value-type="float" office:value="955.372222222222" calcext:value-type="float">
            <text:p>955.3722222222</text:p>
          </table:table-cell>
          <table:table-cell table:formula="of:=[.J31]-273" office:value-type="float" office:value="682.372222222222" calcext:value-type="float">
            <text:p>682.3722222222</text:p>
          </table:table-cell>
          <table:table-cell/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0" calcext:value-type="float">
            <text:p>0</text:p>
          </table:table-cell>
          <table:table-cell table:formula="of:=[.C11]*4*19" office:value-type="float" office:value="3.8" calcext:value-type="float">
            <text:p>3.8</text:p>
          </table:table-cell>
          <table:table-cell table:formula="of:=[.D11]*4*19" office:value-type="float" office:value="3.04" calcext:value-type="float">
            <text:p>3.04</text:p>
          </table:table-cell>
          <table:table-cell table:formula="of:=[.E11]*4*19" office:value-type="float" office:value="3.8" calcext:value-type="float">
            <text:p>3.8</text:p>
          </table:table-cell>
          <table:table-cell table:formula="of:=[.F11]*4*19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average</text:p>
          </table:table-cell>
          <table:table-cell office:value-type="float" office:value="1255" calcext:value-type="float">
            <text:p>1255</text:p>
          </table:table-cell>
          <table:table-cell table:formula="of:=([.I32]-32)*5/9 + 273.15" office:value-type="float" office:value="952.594444444445" calcext:value-type="float">
            <text:p>952.5944444444</text:p>
          </table:table-cell>
          <table:table-cell table:formula="of:=[.J32]-273" office:value-type="float" office:value="679.594444444444" calcext:value-type="float">
            <text:p>679.5944444444</text:p>
          </table:table-cell>
          <table:table-cell/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7.84" calcext:value-type="float">
            <text:p>27.84</text:p>
          </table:table-cell>
          <table:table-cell table:formula="of:=[.C12]*232" office:value-type="float" office:value="2.32" calcext:value-type="float">
            <text:p>2.32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  <table:table-cell table:formula="of:=[.F12]*232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maximum</text:p>
          </table:table-cell>
          <table:table-cell office:value-type="float" office:value="1300" calcext:value-type="float">
            <text:p>1300</text:p>
          </table:table-cell>
          <table:table-cell table:formula="of:=([.I33]-32)*5/9 + 273.15" office:value-type="float" office:value="977.594444444445" calcext:value-type="float">
            <text:p>977.5944444444</text:p>
          </table:table-cell>
          <table:table-cell table:formula="of:=[.J33]-273" office:value-type="float" office:value="704.594444444444" calcext:value-type="float">
            <text:p>704.5944444444</text:p>
          </table:table-cell>
          <table:table-cell/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9.12" calcext:value-type="float">
            <text:p>9.12</text:p>
          </table:table-cell>
          <table:table-cell table:formula="of:=[.C12]*4*19" office:value-type="float" office:value="0.76" calcext:value-type="float">
            <text:p>0.76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  <table:table-cell table:formula="of:=[.F12]*4*19" office:value-type="float" office:value="0" calcext:value-type="float">
            <text:p>0</text:p>
          </table:table-cell>
          <table:table-cell/>
          <table:table-cell office:value-type="string" calcext:value-type="string">
            <text:p>Fuel max</text:p>
          </table:table-cell>
          <table:table-cell table:formula="of:=([.J34]-273)*9/5 + 32" office:value-type="float" office:value="1440.27" calcext:value-type="float">
            <text:p>1440.27</text:p>
          </table:table-cell>
          <table:table-cell table:formula="of:=[.J31]+100" office:value-type="float" office:value="1055.37222222222" calcext:value-type="float">
            <text:p>1055.3722222222</text:p>
          </table:table-cell>
          <table:table-cell table:formula="of:=[.J34]-273" office:value-type="float" office:value="782.372222222222" calcext:value-type="float">
            <text:p>782.3722222222</text:p>
          </table:table-cell>
          <table:table-cell/>
        </table:table-row>
        <table:table-row table:style-name="ro1">
          <table:table-cell office:value-type="string" calcext:value-type="string">
            <text:p>U233</text:p>
          </table:table-cell>
          <table:table-cell table:formula="of:=[.B13]*1*233" office:value-type="float" office:value="0.699" calcext:value-type="float">
            <text:p>0.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uel min</text:p>
          </table:table-cell>
          <table:table-cell table:formula="of:=[.I40]" office:value-type="float" office:value="1025" calcext:value-type="float">
            <text:p>1025</text:p>
          </table:table-cell>
          <table:table-cell table:formula="of:=[.J40]" office:value-type="float" office:value="824.816666666667" calcext:value-type="float">
            <text:p>824.8166666667</text:p>
          </table:table-cell>
          <table:table-cell table:formula="of:=[.J35]-273" office:value-type="float" office:value="551.816666666667" calcext:value-type="float">
            <text:p>551.8166666667</text:p>
          </table:table-cell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 office:value-type="float" office:value="0" calcext:value-type="float">
            <text:p>0</text:p>
          </table:table-cell>
          <table:table-cell table:formula="of:=[.C13]*0.93*235" office:value-type="float" office:value="0.8742" calcext:value-type="float">
            <text:p>0.8742</text:p>
          </table:table-cell>
          <table:table-cell table:formula="of:=[.D13]*0.93*235" office:value-type="float" office:value="0.4371" calcext:value-type="float">
            <text:p>0.4371</text:p>
          </table:table-cell>
          <table:table-cell table:formula="of:=[.E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phite max</text:p>
          </table:table-cell>
          <table:table-cell table:formula="of:=[.I34]+60" office:value-type="float" office:value="1500.27" calcext:value-type="float">
            <text:p>1500.27</text:p>
          </table:table-cell>
          <table:table-cell table:formula="of:=([.I36]-32)*5/9 + 273.15" office:value-type="float" office:value="1088.85555555556" calcext:value-type="float">
            <text:p>1088.8555555556</text:p>
          </table:table-cell>
          <table:table-cell table:formula="of:=[.J36]-273" office:value-type="float" office:value="815.855555555556" calcext:value-type="float">
            <text:p>815.8555555556</text:p>
          </table:table-cell>
          <table:table-cell/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0" calcext:value-type="float">
            <text:p>0</text:p>
          </table:table-cell>
          <table:table-cell table:formula="of:=[.C13]*0.07*238" office:value-type="float" office:value="0.06664" calcext:value-type="float">
            <text:p>0.06664</text:p>
          </table:table-cell>
          <table:table-cell table:formula="of:=[.D13]*0.07*238" office:value-type="float" office:value="0.03332" calcext:value-type="float">
            <text:p>0.03332</text:p>
          </table:table-cell>
          <table:table-cell table:formula="of:=[.E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phite min</text:p>
          </table:table-cell>
          <table:table-cell table:formula="of:=[.I35]+60" office:value-type="float" office:value="1085" calcext:value-type="float">
            <text:p>1085</text:p>
          </table:table-cell>
          <table:table-cell table:formula="of:=([.I37]-32)*5/9 + 273.15" office:value-type="float" office:value="858.15" calcext:value-type="float">
            <text:p>858.15</text:p>
          </table:table-cell>
          <table:table-cell table:formula="of:=[.J37]-273" office:value-type="float" office:value="585.15" calcext:value-type="float">
            <text:p>585.15</text:p>
          </table:table-cell>
          <table:table-cell/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228" calcext:value-type="float">
            <text:p>0.228</text:p>
          </table:table-cell>
          <table:table-cell table:formula="of:=[.C13]*4*19" office:value-type="float" office:value="0.304" calcext:value-type="float">
            <text:p>0.304</text:p>
          </table:table-cell>
          <table:table-cell table:formula="of:=[.D13]*4*19" office:value-type="float" office:value="0.152" calcext:value-type="float">
            <text:p>0.152</text:p>
          </table:table-cell>
          <table:table-cell table:formula="of:=[.E13]*4*19" office:value-type="float" office:value="0.684" calcext:value-type="float">
            <text:p>0.684</text:p>
          </table:table-cell>
          <table:table-cell table:formula="of:=[.F13]*4*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FLiBe boiling point</text:p>
          </table:table-cell>
          <table:table-cell table:formula="of:=([.J39]-273)*9/5 + 32" office:value-type="float" office:value="2606" calcext:value-type="float">
            <text:p>2606</text:p>
          </table:table-cell>
          <table:table-cell office:value-type="float" office:value="1703" calcext:value-type="float">
            <text:p>1703</text:p>
          </table:table-cell>
          <table:table-cell table:formula="of:=[.J39]-273"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6"/>
          <table:table-cell office:value-type="string" calcext:value-type="string">
            <text:p>Coolant salt heatx inlet</text:p>
          </table:table-cell>
          <table:table-cell office:value-type="float" office:value="1025" calcext:value-type="float">
            <text:p>1025</text:p>
          </table:table-cell>
          <table:table-cell table:formula="of:=([.I40]-32)*5/9 + 273.15" office:value-type="float" office:value="824.816666666667" calcext:value-type="float">
            <text:p>824.8166666667</text:p>
          </table:table-cell>
          <table:table-cell table:formula="of:=[.H40]-27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Li7</text:p>
          </table:table-cell>
          <table:table-cell table:formula="of:=[.B26]" office:value-type="float" office:value="5.01874905" calcext:value-type="float">
            <text:p>5.01874905</text:p>
          </table:table-cell>
          <table:table-cell table:formula="of:=[.C26]" office:value-type="float" office:value="4.9" calcext:value-type="float">
            <text:p>4.9</text:p>
          </table:table-cell>
          <table:table-cell table:formula="of:=[.D26]" office:value-type="float" office:value="4.676" calcext:value-type="float">
            <text:p>4.676</text:p>
          </table:table-cell>
          <table:table-cell table:formula="of:=[.E26]" office:value-type="float" office:value="4.55" calcext:value-type="float">
            <text:p>4.55</text:p>
          </table:table-cell>
          <table:table-cell table:formula="of:=[.F26]" office:value-type="float" office:value="4.62" calcext:value-type="float">
            <text:p>4.62</text:p>
          </table:table-cell>
          <table:table-cell/>
          <table:table-cell office:value-type="string" calcext:value-type="string">
            <text:p>Coolant salt heatx outlet</text:p>
          </table:table-cell>
          <table:table-cell office:value-type="float" office:value="1100" calcext:value-type="float">
            <text:p>1100</text:p>
          </table:table-cell>
          <table:table-cell table:formula="of:=([.I41]-32)*5/9 + 273.15" office:value-type="float" office:value="866.483333333333" calcext:value-type="float">
            <text:p>866.4833333333</text:p>
          </table:table-cell>
          <table:table-cell table:formula="of:=[.H41]-27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Li6</text:p>
          </table:table-cell>
          <table:table-cell table:formula="of:=[.B27]" office:value-type="float" office:value="0.0002151" calcext:value-type="float">
            <text:p>0.0002151</text:p>
          </table:table-cell>
          <table:table-cell table:formula="of:=[.C27]" office:value-type="float" office:value="0.00021" calcext:value-type="float">
            <text:p>0.00021</text:p>
          </table:table-cell>
          <table:table-cell table:formula="of:=[.D27]" office:value-type="float" office:value="0.0002004" calcext:value-type="float">
            <text:p>0.0002004</text:p>
          </table:table-cell>
          <table:table-cell table:formula="of:=[.E27]" office:value-type="float" office:value="0.000195" calcext:value-type="float">
            <text:p>0.000195</text:p>
          </table:table-cell>
          <table:table-cell table:formula="of:=[.F27]" office:value-type="float" office:value="0.000198" calcext:value-type="float">
            <text:p>0.000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formula="of:=SUM([.B28];[.B30];[.B32];[.B34];[.B38])" office:value-type="float" office:value="29.051" calcext:value-type="float">
            <text:p>29.051</text:p>
          </table:table-cell>
          <table:table-cell table:formula="of:=SUM([.C28];[.C30];[.C32];[.C34];[.C38])" office:value-type="float" office:value="27.132" calcext:value-type="float">
            <text:p>27.132</text:p>
          </table:table-cell>
          <table:table-cell table:formula="of:=SUM([.D28];[.D30];[.D32];[.D34];[.D38])" office:value-type="float" office:value="26.904" calcext:value-type="float">
            <text:p>26.904</text:p>
          </table:table-cell>
          <table:table-cell table:formula="of:=SUM([.E28];[.E30];[.E32];[.E34];[.E38])" office:value-type="float" office:value="27.892" calcext:value-type="float">
            <text:p>27.892</text:p>
          </table:table-cell>
          <table:table-cell table:formula="of:=SUM([.F28];[.F30];[.F32];[.F34];[.F38])" office:value-type="float" office:value="25.46" calcext:value-type="float">
            <text:p>25.46</text:p>
          </table:table-cell>
          <table:table-cell/>
          <table:table-cell office:value-type="string" calcext:value-type="string">
            <text:p>FLiBe temperature (K)</text:p>
          </table:table-cell>
          <table:table-cell office:value-type="string" calcext:value-type="string">
            <text:p>Density (Function from Serrano-Lopez) (kg-m^3)</text:p>
          </table:table-cell>
          <table:table-cell office:value-type="string" calcext:value-type="string">
            <text:p>Density (g/cm^3)</text:p>
          </table:table-cell>
          <table:table-cell office:value-type="string" calcext:value-type="string">
            <text:p>Density (function from Cammi for MSBR) (kg/m^3)</text:p>
          </table:table-cell>
          <table:table-cell office:value-type="string" calcext:value-type="string">
            <text:p>Density (MSBR roberston)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29]" office:value-type="float" office:value="1.44" calcext:value-type="float">
            <text:p>1.44</text:p>
          </table:table-cell>
          <table:table-cell table:formula="of:=[.C29]" office:value-type="float" office:value="2.124" calcext:value-type="float">
            <text:p>2.124</text:p>
          </table:table-cell>
          <table:table-cell table:formula="of:=[.D29]" office:value-type="float" office:value="2.61" calcext:value-type="float">
            <text:p>2.61</text:p>
          </table:table-cell>
          <table:table-cell table:formula="of:=[.E29]" office:value-type="float" office:value="2.619" calcext:value-type="float">
            <text:p>2.619</text:p>
          </table:table-cell>
          <table:table-cell table:formula="of:=[.F29]" office:value-type="float" office:value="3.06" calcext:value-type="float">
            <text:p>3.06</text:p>
          </table:table-cell>
          <table:table-cell/>
          <table:table-cell office:value-type="float" office:value="922" calcext:value-type="float">
            <text:p>922</text:p>
          </table:table-cell>
          <table:table-cell table:formula="of:=2413-0.4884*[.H44]" office:value-type="float" office:value="1962.6952" calcext:value-type="float">
            <text:p>1962.6952</text:p>
          </table:table-cell>
          <table:table-cell table:formula="of:=[.I44]/1000" office:value-type="float" office:value="1.9626952" calcext:value-type="float">
            <text:p>1.9626952</text:p>
          </table:table-cell>
          <table:table-cell table:formula="of:=3374*(1-0.00019857*([.H44]-839))" office:value-type="float" office:value="3318.39206006" calcext:value-type="float">
            <text:p>3318.39206006</text:p>
          </table:table-cell>
          <table:table-cell table:formula="of:=3.752-([.H44]-273)*0.000668" office:value-type="float" office:value="3.318468" calcext:value-type="float">
            <text:p>3.31846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4.5612" calcext:value-type="float">
            <text:p>4.5612</text:p>
          </table:table-cell>
          <table:table-cell table:formula="of:=[.D31]" office:value-type="float" office:value="3.64896" calcext:value-type="float">
            <text:p>3.64896</text:p>
          </table:table-cell>
          <table:table-cell table:formula="of:=[.E31]" office:value-type="float" office:value="4.5612" calcext:value-type="float">
            <text:p>4.5612</text:p>
          </table:table-cell>
          <table:table-cell table:formula="of:=[.F31]" office:value-type="float" office:value="0" calcext:value-type="float">
            <text:p>0</text:p>
          </table:table-cell>
          <table:table-cell/>
          <table:table-cell office:value-type="float" office:value="824" calcext:value-type="float">
            <text:p>824</text:p>
          </table:table-cell>
          <table:table-cell table:formula="of:=2413-0.4884*[.H45]" office:value-type="float" office:value="2010.5584" calcext:value-type="float">
            <text:p>2010.5584</text:p>
          </table:table-cell>
          <table:table-cell table:formula="of:=[.I45]/1000" office:value-type="float" office:value="2.0105584" calcext:value-type="float">
            <text:p>2.0105584</text:p>
          </table:table-cell>
          <table:table-cell/>
          <table:table-cell table:formula="of:=3.752-([.H45]-273)*0.000668" office:value-type="float" office:value="3.383932" calcext:value-type="float">
            <text:p>3.383932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33]" office:value-type="float" office:value="27.84" calcext:value-type="float">
            <text:p>27.84</text:p>
          </table:table-cell>
          <table:table-cell table:formula="of:=[.C33]" office:value-type="float" office:value="2.32" calcext:value-type="float">
            <text:p>2.32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/>
          <table:table-cell table:formula="of:=[.H45]+50" office:value-type="float" office:value="874" calcext:value-type="float">
            <text:p>874</text:p>
          </table:table-cell>
          <table:table-cell table:formula="of:=2413-0.4884*[.H46]" office:value-type="float" office:value="1986.1384" calcext:value-type="float">
            <text:p>1986.1384</text:p>
          </table:table-cell>
          <table:table-cell table:formula="of:=[.I46]/1000" office:value-type="float" office:value="1.9861384" calcext:value-type="float">
            <text:p>1.9861384</text:p>
          </table:table-cell>
          <table:table-cell/>
          <table:table-cell table:formula="of:=3.752-([.H46]-273)*0.000668" office:value-type="float" office:value="3.350532" calcext:value-type="float">
            <text:p>3.350532</text:p>
          </table:table-cell>
        </table:table-row>
        <table:table-row table:style-name="ro1">
          <table:table-cell office:value-type="string" calcext:value-type="string">
            <text:p>U233</text:p>
          </table:table-cell>
          <table:table-cell table:formula="of:=[.B35]" office:value-type="float" office:value="0.699" calcext:value-type="float">
            <text:p>0.699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/>
          <table:table-cell table:formula="of:=[.H46]+50" office:value-type="float" office:value="924" calcext:value-type="float">
            <text:p>924</text:p>
          </table:table-cell>
          <table:table-cell table:formula="of:=2413-0.4884*[.H47]" office:value-type="float" office:value="1961.7184" calcext:value-type="float">
            <text:p>1961.7184</text:p>
          </table:table-cell>
          <table:table-cell table:formula="of:=[.I47]/1000" office:value-type="float" office:value="1.9617184" calcext:value-type="float">
            <text:p>1.9617184</text:p>
          </table:table-cell>
          <table:table-cell/>
          <table:table-cell table:formula="of:=3.752-([.H47]-273)*0.000668" office:value-type="float" office:value="3.317132" calcext:value-type="float">
            <text:p>3.317132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.8742" calcext:value-type="float">
            <text:p>0.8742</text:p>
          </table:table-cell>
          <table:table-cell table:formula="of:=[.D36]" office:value-type="float" office:value="0.4371" calcext:value-type="float">
            <text:p>0.4371</text:p>
          </table:table-cell>
          <table:table-cell table:formula="of:=[.E36]" office:value-type="float" office:value="0.74025" calcext:value-type="float">
            <text:p>0.74025</text:p>
          </table:table-cell>
          <table:table-cell table:formula="of:=[.F36]" office:value-type="float" office:value="0" calcext:value-type="float">
            <text:p>0</text:p>
          </table:table-cell>
          <table:table-cell/>
          <table:table-cell table:formula="of:=[.H47]+50" office:value-type="float" office:value="974" calcext:value-type="float">
            <text:p>974</text:p>
          </table:table-cell>
          <table:table-cell table:formula="of:=2413-0.4884*[.H48]" office:value-type="float" office:value="1937.2984" calcext:value-type="float">
            <text:p>1937.2984</text:p>
          </table:table-cell>
          <table:table-cell table:formula="of:=[.I48]/1000" office:value-type="float" office:value="1.9372984" calcext:value-type="float">
            <text:p>1.9372984</text:p>
          </table:table-cell>
          <table:table-cell/>
          <table:table-cell table:formula="of:=3.752-([.H48]-273)*0.000668" office:value-type="float" office:value="3.283732" calcext:value-type="float">
            <text:p>3.283732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formula="of:=[.B37]" office:value-type="float" office:value="0" calcext:value-type="float">
            <text:p>0</text:p>
          </table:table-cell>
          <table:table-cell table:formula="of:=[.C37]" office:value-type="float" office:value="0.06664" calcext:value-type="float">
            <text:p>0.06664</text:p>
          </table:table-cell>
          <table:table-cell table:formula="of:=[.D37]" office:value-type="float" office:value="0.03332" calcext:value-type="float">
            <text:p>0.03332</text:p>
          </table:table-cell>
          <table:table-cell table:formula="of:=[.E37]" office:value-type="float" office:value="1.3923" calcext:value-type="float">
            <text:p>1.3923</text:p>
          </table:table-cell>
          <table:table-cell table:formula="of:=[.F37]" office:value-type="float" office:value="0" calcext:value-type="float">
            <text:p>0</text:p>
          </table:table-cell>
          <table:table-cell/>
          <table:table-cell table:formula="of:=[.H48]+50" office:value-type="float" office:value="1024" calcext:value-type="float">
            <text:p>1024</text:p>
          </table:table-cell>
          <table:table-cell table:formula="of:=2413-0.4884*[.H49]" office:value-type="float" office:value="1912.8784" calcext:value-type="float">
            <text:p>1912.8784</text:p>
          </table:table-cell>
          <table:table-cell table:formula="of:=[.I49]/1000" office:value-type="float" office:value="1.9128784" calcext:value-type="float">
            <text:p>1.9128784</text:p>
          </table:table-cell>
          <table:table-cell/>
          <table:table-cell table:formula="of:=3.752-([.H49]-273)*0.000668" office:value-type="float" office:value="3.250332" calcext:value-type="float">
            <text:p>3.2503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1:.B49])" office:value-type="float" office:value="64.04896415" calcext:value-type="float">
            <text:p>64.04896415</text:p>
          </table:table-cell>
          <table:table-cell table:formula="of:=SUM([.C41:.C49])" office:value-type="float" office:value="41.97825" calcext:value-type="float">
            <text:p>41.97825</text:p>
          </table:table-cell>
          <table:table-cell table:formula="of:=SUM([.D41:.D49])" office:value-type="float" office:value="38.3095804" calcext:value-type="float">
            <text:p>38.3095804</text:p>
          </table:table-cell>
          <table:table-cell table:formula="of:=SUM([.E41:.E49])" office:value-type="float" office:value="41.754945" calcext:value-type="float">
            <text:p>41.754945</text:p>
          </table:table-cell>
          <table:table-cell table:formula="of:=SUM([.F41:.F49])" office:value-type="float" office:value="33.140198" calcext:value-type="float">
            <text:p>33.140198</text:p>
          </table:table-cell>
          <table:table-cell/>
          <table:table-cell table:formula="of:=[.H49]+50" office:value-type="float" office:value="1074" calcext:value-type="float">
            <text:p>1074</text:p>
          </table:table-cell>
          <table:table-cell table:formula="of:=2413-0.4884*[.H50]" office:value-type="float" office:value="1888.4584" calcext:value-type="float">
            <text:p>1888.4584</text:p>
          </table:table-cell>
          <table:table-cell table:formula="of:=[.I50]/1000" office:value-type="float" office:value="1.8884584" calcext:value-type="float">
            <text:p>1.8884584</text:p>
          </table:table-cell>
          <table:table-cell/>
          <table:table-cell table:formula="of:=3.752-([.H50]-273)*0.000668" office:value-type="float" office:value="3.216932" calcext:value-type="float">
            <text:p>3.216932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number-columns-repeated="3"/>
          <table:table-cell table:formula="of:=3.752-([.H51]-273)*0.000668" office:value-type="float" office:value="3.333164" calcext:value-type="float">
            <text:p>3.333164</text:p>
          </table:table-cell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6"/>
          <table:table-cell office:value-type="string" calcext:value-type="string">
            <text:p>MSRE power (MW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</text:p>
          </table:table-cell>
          <table:table-cell table:formula="of:=[.B41]/[.B$50]" office:value-type="float" office:value="0.0783580049514353" calcext:value-type="float">
            <text:p>0.078358005</text:p>
          </table:table-cell>
          <table:table-cell table:formula="of:=[.C41]/[.C$50]" office:value-type="float" office:value="0.116727114636746" calcext:value-type="float">
            <text:p>0.1167271146</text:p>
          </table:table-cell>
          <table:table-cell table:formula="of:=[.D41]/[.D$50]" office:value-type="float" office:value="0.122058241076428" calcext:value-type="float">
            <text:p>0.1220582411</text:p>
          </table:table-cell>
          <table:table-cell table:formula="of:=[.E41]/[.E$50]" office:value-type="float" office:value="0.108969129285166" calcext:value-type="float">
            <text:p>0.1089691293</text:p>
          </table:table-cell>
          <table:table-cell table:formula="of:=[.F41]/[.F$50]" office:value-type="float" office:value="0.139407736791434" calcext:value-type="float">
            <text:p>0.1394077368</text:p>
          </table:table-cell>
          <table:table-cell/>
          <table:table-cell office:value-type="string" calcext:value-type="string">
            <text:p>MSRE core volume (ft3)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6</text:p>
          </table:table-cell>
          <table:table-cell table:formula="of:=[.B42]/[.B50]" office:value-type="float" office:value="0.0000033583681306109" calcext:value-type="float">
            <text:p>3.3583681306109E-06</text:p>
          </table:table-cell>
          <table:table-cell table:formula="of:=[.C42]/[.C50]" office:value-type="float" office:value="0.00000500259062728913" calcext:value-type="float">
            <text:p>5.00259062728913E-06</text:p>
          </table:table-cell>
          <table:table-cell table:formula="of:=[.D42]/[.D50]" office:value-type="float" office:value="0.00000523106747470406" calcext:value-type="float">
            <text:p>5.23106747470406E-06</text:p>
          </table:table-cell>
          <table:table-cell table:formula="of:=[.E42]/[.E50]" office:value-type="float" office:value="0.00000467010554079283" calcext:value-type="float">
            <text:p>4.67010554079283E-06</text:p>
          </table:table-cell>
          <table:table-cell table:formula="of:=[.F42]/[.F50]" office:value-type="float" office:value="0.00000597461729106145" calcext:value-type="float">
            <text:p>5.97461729106145E-06</text:p>
          </table:table-cell>
          <table:table-cell/>
          <table:table-cell office:value-type="string" calcext:value-type="string">
            <text:p>Power density (W/cm3)</text:p>
          </table:table-cell>
          <table:table-cell table:formula="of:=[.I52]*10^6/[.I53]*[.I26]" office:value-type="float" office:value="3.92383333333333" calcext:value-type="float">
            <text:p>3.923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formula="of:=[.B43]/[.B$50]" office:value-type="float" office:value="0.453574860819978" calcext:value-type="float">
            <text:p>0.4535748608</text:p>
          </table:table-cell>
          <table:table-cell table:formula="of:=[.C43]/[.C$50]" office:value-type="float" office:value="0.646334709045756" calcext:value-type="float">
            <text:p>0.646334709</text:p>
          </table:table-cell>
          <table:table-cell table:formula="of:=[.D43]/[.D$50]" office:value-type="float" office:value="0.702278639418353" calcext:value-type="float">
            <text:p>0.7022786394</text:p>
          </table:table-cell>
          <table:table-cell table:formula="of:=[.E43]/[.E$50]" office:value-type="float" office:value="0.66799273714766" calcext:value-type="float">
            <text:p>0.6679927371</text:p>
          </table:table-cell>
          <table:table-cell table:formula="of:=[.F43]/[.F$50]" office:value-type="float" office:value="0.768251294093053" calcext:value-type="float">
            <text:p>0.7682512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</text:p>
          </table:table-cell>
          <table:table-cell table:formula="of:=[.B44]/[.B$50]" office:value-type="float" office:value="0.0224827992007424" calcext:value-type="float">
            <text:p>0.0224827992</text:p>
          </table:table-cell>
          <table:table-cell table:formula="of:=[.C44]/[.C$50]" office:value-type="float" office:value="0.0505976309160101" calcext:value-type="float">
            <text:p>0.0505976309</text:p>
          </table:table-cell>
          <table:table-cell table:formula="of:=[.D44]/[.D$50]" office:value-type="float" office:value="0.0681291722004869" calcext:value-type="float">
            <text:p>0.0681291722</text:p>
          </table:table-cell>
          <table:table-cell table:formula="of:=[.E44]/[.E$50]" office:value-type="float" office:value="0.0627231098017253" calcext:value-type="float">
            <text:p>0.0627231098</text:p>
          </table:table-cell>
          <table:table-cell table:formula="of:=[.F44]/[.F$50]" office:value-type="float" office:value="0.0923349944982224" calcext:value-type="float">
            <text:p>0.0923349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r</text:p>
          </table:table-cell>
          <table:table-cell table:formula="of:=[.B45]/[.B$50]" office:value-type="float" office:value="0" calcext:value-type="float">
            <text:p>0</text:p>
          </table:table-cell>
          <table:table-cell table:formula="of:=[.C45]/[.C$50]" office:value-type="float" office:value="0.10865626842472" calcext:value-type="float">
            <text:p>0.1086562684</text:p>
          </table:table-cell>
          <table:table-cell table:formula="of:=[.D45]/[.D$50]" office:value-type="float" office:value="0.0952492812998808" calcext:value-type="float">
            <text:p>0.0952492813</text:p>
          </table:table-cell>
          <table:table-cell table:formula="of:=[.E45]/[.E$50]" office:value-type="float" office:value="0.109237360988022" calcext:value-type="float">
            <text:p>0.109237361</text:p>
          </table:table-cell>
          <table:table-cell table:formula="of:=[.F45]/[.F$50]" office:value-type="float" office:value="0" calcext:value-type="float">
            <text:p>0</text:p>
          </table:table-cell>
          <table:table-cell/>
          <table:table-cell office:value-type="string" calcext:value-type="string">
            <text:p>MSBR data from Robert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232</text:p>
          </table:table-cell>
          <table:table-cell table:formula="of:=[.B46]/[.B$50]" office:value-type="float" office:value="0.434667451214353" calcext:value-type="float">
            <text:p>0.4346674512</text:p>
          </table:table-cell>
          <table:table-cell table:formula="of:=[.C46]/[.C$50]" office:value-type="float" office:value="0.0552667155014799" calcext:value-type="float">
            <text:p>0.0552667155</text:p>
          </table:table-cell>
          <table:table-cell table:formula="of:=[.D46]/[.D$50]" office:value-type="float" office:value="0" calcext:value-type="float">
            <text:p>0</text:p>
          </table:table-cell>
          <table:table-cell table:formula="of:=[.E46]/[.E$50]" office:value-type="float" office:value="0" calcext:value-type="float">
            <text:p>0</text:p>
          </table:table-cell>
          <table:table-cell table:formula="of:=[.F46]/[.F$50]" office:value-type="float" office:value="0" calcext:value-type="float">
            <text:p>0</text:p>
          </table:table-cell>
          <table:table-cell/>
          <table:table-cell office:value-type="string" calcext:value-type="string">
            <text:p>Channel diameter (inner core) (in)</text:p>
          </table:table-cell>
          <table:table-cell table:formula="of:=0.6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3</text:p>
          </table:table-cell>
          <table:table-cell table:formula="of:=[.B47]/[.B$50]" office:value-type="float" office:value="0.0109135254453604" calcext:value-type="float">
            <text:p>0.0109135254</text:p>
          </table:table-cell>
          <table:table-cell table:formula="of:=[.C47]/[.C$50]" office:value-type="float" office:value="0" calcext:value-type="float">
            <text:p>0</text:p>
          </table:table-cell>
          <table:table-cell table:formula="of:=[.D47]/[.D$50]" office:value-type="float" office:value="0" calcext:value-type="float">
            <text:p>0</text:p>
          </table:table-cell>
          <table:table-cell table:formula="of:=[.E47]/[.E$50]" office:value-type="float" office:value="0" calcext:value-type="float">
            <text:p>0</text:p>
          </table:table-cell>
          <table:table-cell table:formula="of:=[.F47]/[.F$50]" office:value-type="float" office:value="0" calcext:value-type="float">
            <text:p>0</text:p>
          </table:table-cell>
          <table:table-cell/>
          <table:table-cell office:value-type="string" calcext:value-type="string">
            <text:p>Channel diam (outer core) (cm)</text:p>
          </table:table-cell>
          <table:table-cell table:formula="of:=2.54*[.I58]" office:value-type="float" office:value="1.524" calcext:value-type="float">
            <text:p>1.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formula="of:=[.B48]/[.B$50]" office:value-type="float" office:value="0" calcext:value-type="float">
            <text:p>0</text:p>
          </table:table-cell>
          <table:table-cell table:formula="of:=[.C48]/[.C$50]" office:value-type="float" office:value="0.0208250701256008" calcext:value-type="float">
            <text:p>0.0208250701</text:p>
          </table:table-cell>
          <table:table-cell table:formula="of:=[.D48]/[.D$50]" office:value-type="float" office:value="0.0114096786087482" calcext:value-type="float">
            <text:p>0.0114096786</text:p>
          </table:table-cell>
          <table:table-cell table:formula="of:=[.E48]/[.E$50]" office:value-type="float" office:value="0.0177284391106251" calcext:value-type="float">
            <text:p>0.0177284391</text:p>
          </table:table-cell>
          <table:table-cell table:formula="of:=[.F48]/[.F$50]" office:value-type="float" office:value="0" calcext:value-type="float">
            <text:p>0</text:p>
          </table:table-cell>
          <table:table-cell/>
          <table:table-cell office:value-type="string" calcext:value-type="string">
            <text:p>Pitch (in)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formula="of:=[.B49]/[.B$50]" office:value-type="float" office:value="0" calcext:value-type="float">
            <text:p>0</text:p>
          </table:table-cell>
          <table:table-cell table:formula="of:=[.C49]/[.C$50]" office:value-type="float" office:value="0.00158748875905975" calcext:value-type="float">
            <text:p>0.0015874888</text:p>
          </table:table-cell>
          <table:table-cell table:formula="of:=[.D49]/[.D$50]" office:value-type="float" office:value="0.000869756328628439" calcext:value-type="float">
            <text:p>0.0008697563</text:p>
          </table:table-cell>
          <table:table-cell table:formula="of:=[.E49]/[.E$50]" office:value-type="float" office:value="0.0333445535612608" calcext:value-type="float">
            <text:p>0.0333445536</text:p>
          </table:table-cell>
          <table:table-cell table:formula="of:=[.F49]/[.F$50]" office:value-type="float" office:value="0" calcext:value-type="float">
            <text:p>0</text:p>
          </table:table-cell>
          <table:table-cell/>
          <table:table-cell office:value-type="string" calcext:value-type="string">
            <text:p>Pitch (cm)</text:p>
          </table:table-cell>
          <table:table-cell table:formula="of:=2.54*[.I60]" office:value-type="float" office:value="10.16" calcext:value-type="float">
            <text:p>1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3:.B61])" office:value-type="float" office:value="1" calcext:value-type="float">
            <text:p>1</text:p>
          </table:table-cell>
          <table:table-cell table:formula="of:=SUM([.C53:.C61])" office:value-type="float" office:value="1" calcext:value-type="float">
            <text:p>1</text:p>
          </table:table-cell>
          <table:table-cell table:formula="of:=SUM([.D53:.D61])" office:value-type="float" office:value="1" calcext:value-type="float">
            <text:p>1</text:p>
          </table:table-cell>
          <table:table-cell table:formula="of:=SUM([.E53:.E61])" office:value-type="float" office:value="1" calcext:value-type="float">
            <text:p>1</text:p>
          </table:table-cell>
          <table:table-cell table:formula="of:=SUM([.F53:.F61])" office:value-type="float" office:value="1" calcext:value-type="float">
            <text:p>1</text:p>
          </table:table-cell>
          <table:table-cell/>
          <table:table-cell office:value-type="string" calcext:value-type="string">
            <text:p>Channel diameter (outer core) (in)</text:p>
          </table:table-cell>
          <table:table-cell table:formula="of:=1.347" office:value-type="float" office:value="1.347" calcext:value-type="float">
            <text:p>1.3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nnel diameter (outer core) (cm)</text:p>
          </table:table-cell>
          <table:table-cell table:formula="of:=2.54*[.I62]" office:value-type="float" office:value="3.42138" calcext:value-type="float">
            <text:p>3.42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6"/>
          <table:table-cell office:value-type="string" calcext:value-type="string">
            <text:p>Channel radius (outer core) (cm)</text:p>
          </table:table-cell>
          <table:table-cell table:formula="of:=[.I63]/2" office:value-type="float" office:value="1.71069" calcext:value-type="float">
            <text:p>1.71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53]*100" office:value-type="float" office:value="7.83580049514353" calcext:value-type="float">
            <text:p>7.84</text:p>
          </table:table-cell>
          <table:table-cell table:style-name="ce1" table:formula="of:=[.C53]*100" office:value-type="float" office:value="11.6727114636746" calcext:value-type="float">
            <text:p>11.67</text:p>
          </table:table-cell>
          <table:table-cell table:style-name="ce1" table:formula="of:=[.D53]*100" office:value-type="float" office:value="12.2058241076428" calcext:value-type="float">
            <text:p>12.21</text:p>
          </table:table-cell>
          <table:table-cell table:style-name="ce1" table:formula="of:=[.E53]*100" office:value-type="float" office:value="10.8969129285166" calcext:value-type="float">
            <text:p>10.90</text:p>
          </table:table-cell>
          <table:table-cell table:style-name="ce1" table:formula="of:=[.F53]*100" office:value-type="float" office:value="13.9407736791434" calcext:value-type="float">
            <text:p>13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6</text:p>
          </table:table-cell>
          <table:table-cell table:style-name="ce2" table:formula="of:=[.B54]*100" office:value-type="float" office:value="0.00033583681306109" calcext:value-type="float">
            <text:p>0.0003</text:p>
          </table:table-cell>
          <table:table-cell table:style-name="ce2" table:formula="of:=[.C54]*100" office:value-type="float" office:value="0.000500259062728913" calcext:value-type="float">
            <text:p>0.0005</text:p>
          </table:table-cell>
          <table:table-cell table:style-name="ce2" table:formula="of:=[.D54]*100" office:value-type="float" office:value="0.000523106747470406" calcext:value-type="float">
            <text:p>0.0005</text:p>
          </table:table-cell>
          <table:table-cell table:style-name="ce2" table:formula="of:=[.E54]*100" office:value-type="float" office:value="0.000467010554079283" calcext:value-type="float">
            <text:p>0.0005</text:p>
          </table:table-cell>
          <table:table-cell table:style-name="ce2" table:formula="of:=[.F54]*100" office:value-type="float" office:value="0.000597461729106145" calcext:value-type="float">
            <text:p>0.0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55]*100" office:value-type="float" office:value="45.3574860819978" calcext:value-type="float">
            <text:p>45.36</text:p>
          </table:table-cell>
          <table:table-cell table:style-name="ce1" table:formula="of:=[.C55]*100" office:value-type="float" office:value="64.6334709045756" calcext:value-type="float">
            <text:p>64.63</text:p>
          </table:table-cell>
          <table:table-cell table:style-name="ce1" table:formula="of:=[.D55]*100" office:value-type="float" office:value="70.2278639418353" calcext:value-type="float">
            <text:p>70.23</text:p>
          </table:table-cell>
          <table:table-cell table:style-name="ce1" table:formula="of:=[.E55]*100" office:value-type="float" office:value="66.799273714766" calcext:value-type="float">
            <text:p>66.80</text:p>
          </table:table-cell>
          <table:table-cell table:style-name="ce1" table:formula="of:=[.F55]*100" office:value-type="float" office:value="76.8251294093053" calcext:value-type="float">
            <text:p>76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6]*100" office:value-type="float" office:value="2.24827992007424" calcext:value-type="float">
            <text:p>2.25</text:p>
          </table:table-cell>
          <table:table-cell table:style-name="ce1" table:formula="of:=[.C56]*100" office:value-type="float" office:value="5.05976309160101" calcext:value-type="float">
            <text:p>5.06</text:p>
          </table:table-cell>
          <table:table-cell table:style-name="ce1" table:formula="of:=[.D56]*100" office:value-type="float" office:value="6.81291722004869" calcext:value-type="float">
            <text:p>6.81</text:p>
          </table:table-cell>
          <table:table-cell table:style-name="ce1" table:formula="of:=[.E56]*100" office:value-type="float" office:value="6.27231098017253" calcext:value-type="float">
            <text:p>6.27</text:p>
          </table:table-cell>
          <table:table-cell table:style-name="ce1" table:formula="of:=[.F56]*100" office:value-type="float" office:value="9.23349944982224" calcext:value-type="float">
            <text:p>9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7]*100" office:value-type="float" office:value="0" calcext:value-type="float">
            <text:p>0.00</text:p>
          </table:table-cell>
          <table:table-cell table:style-name="ce1" table:formula="of:=[.C57]*100" office:value-type="float" office:value="10.865626842472" calcext:value-type="float">
            <text:p>10.87</text:p>
          </table:table-cell>
          <table:table-cell table:style-name="ce1" table:formula="of:=[.D57]*100" office:value-type="float" office:value="9.52492812998808" calcext:value-type="float">
            <text:p>9.52</text:p>
          </table:table-cell>
          <table:table-cell table:style-name="ce1" table:formula="of:=[.E57]*100" office:value-type="float" office:value="10.9237360988022" calcext:value-type="float">
            <text:p>10.92</text:p>
          </table:table-cell>
          <table:table-cell table:style-name="ce1" table:formula="of:=[.F57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8]*100" office:value-type="float" office:value="43.4667451214354" calcext:value-type="float">
            <text:p>43.47</text:p>
          </table:table-cell>
          <table:table-cell table:style-name="ce1" table:formula="of:=[.C58]*100" office:value-type="float" office:value="5.52667155014799" calcext:value-type="float">
            <text:p>5.53</text:p>
          </table:table-cell>
          <table:table-cell table:style-name="ce1" table:formula="of:=[.D58]*100" office:value-type="float" office:value="0" calcext:value-type="float">
            <text:p>0.00</text:p>
          </table:table-cell>
          <table:table-cell table:style-name="ce1" table:formula="of:=[.E58]*100" office:value-type="float" office:value="0" calcext:value-type="float">
            <text:p>0.00</text:p>
          </table:table-cell>
          <table:table-cell table:style-name="ce1" table:formula="of:=[.F58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33</text:p>
          </table:table-cell>
          <table:table-cell table:style-name="ce1" table:formula="of:=[.B59]*100" office:value-type="float" office:value="1.09135254453604" calcext:value-type="float">
            <text:p>1.09</text:p>
          </table:table-cell>
          <table:table-cell table:style-name="ce1" table:formula="of:=[.C59]*100" office:value-type="float" office:value="0" calcext:value-type="float">
            <text:p>0.00</text:p>
          </table:table-cell>
          <table:table-cell table:style-name="ce1" table:formula="of:=[.D59]*100" office:value-type="float" office:value="0" calcext:value-type="float">
            <text:p>0.00</text:p>
          </table:table-cell>
          <table:table-cell table:style-name="ce1" table:formula="of:=[.E59]*100" office:value-type="float" office:value="0" calcext:value-type="float">
            <text:p>0.00</text:p>
          </table:table-cell>
          <table:table-cell table:style-name="ce1" table:formula="of:=[.F59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60]*100" office:value-type="float" office:value="0" calcext:value-type="float">
            <text:p>0.00</text:p>
          </table:table-cell>
          <table:table-cell table:style-name="ce1" table:formula="of:=[.C60]*100" office:value-type="float" office:value="2.08250701256008" calcext:value-type="float">
            <text:p>2.08</text:p>
          </table:table-cell>
          <table:table-cell table:style-name="ce1" table:formula="of:=[.D60]*100" office:value-type="float" office:value="1.14096786087482" calcext:value-type="float">
            <text:p>1.14</text:p>
          </table:table-cell>
          <table:table-cell table:style-name="ce1" table:formula="of:=[.E60]*100" office:value-type="float" office:value="1.77284391106251" calcext:value-type="float">
            <text:p>1.77</text:p>
          </table:table-cell>
          <table:table-cell table:style-name="ce1" table:formula="of:=[.F60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61]*100" office:value-type="float" office:value="0" calcext:value-type="float">
            <text:p>0.00</text:p>
          </table:table-cell>
          <table:table-cell table:style-name="ce1" table:formula="of:=[.C61]*100" office:value-type="float" office:value="0.158748875905975" calcext:value-type="float">
            <text:p>0.16</text:p>
          </table:table-cell>
          <table:table-cell table:style-name="ce1" table:formula="of:=[.D61]*100" office:value-type="float" office:value="0.0869756328628439" calcext:value-type="float">
            <text:p>0.09</text:p>
          </table:table-cell>
          <table:table-cell table:style-name="ce1" table:formula="of:=[.E61]*100" office:value-type="float" office:value="3.33445535612608" calcext:value-type="float">
            <text:p>3.33</text:p>
          </table:table-cell>
          <table:table-cell table:style-name="ce1" table:formula="of:=[.F61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5:.B73])" office:value-type="float" office:value="100" calcext:value-type="float">
            <text:p>100</text:p>
          </table:table-cell>
          <table:table-cell table:formula="of:=SUM([.C65:.C73])" office:value-type="float" office:value="100" calcext:value-type="float">
            <text:p>100</text:p>
          </table:table-cell>
          <table:table-cell table:formula="of:=SUM([.D65:.D73])" office:value-type="float" office:value="100" calcext:value-type="float">
            <text:p>100</text:p>
          </table:table-cell>
          <table:table-cell table:formula="of:=SUM([.E65:.E73])" office:value-type="float" office:value="100" calcext:value-type="float">
            <text:p>100</text:p>
          </table:table-cell>
          <table:table-cell table:formula="of:=SUM([.F65:.F73])"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5:38:33.326435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7-02-07T15:40:37.144818274</dc:date>
    <meta:editing-duration>PT1H26M53S</meta:editing-duration>
    <meta:editing-cycles>15</meta:editing-cycles>
    <meta:generator>LibreOffice/5.1.4.2$Linux_X86_64 LibreOffice_project/10m0$Build-2</meta:generator>
    <meta:document-statistic meta:table-count="1" meta:cell-count="534" meta:object-count="0"/>
  </office:meta>
</office:document-meta>
</file>